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text" style:name="aa9863b">
      <style:text-properties fo:color="#3deb3d" fo:font-weight="bold" style:font-weight-asian="bold" style:font-weight-complex="bold"/>
    </style:style>
    <style:style style:family="paragraph" style:list-style-name="OTK_DEFAULT_LIST" style:name="ac157fb">
      <style:paragraph-properties/>
      <style:text-properties/>
    </style:style>
    <style:style style:family="paragraph" style:list-style-name="OTK_DEFAULT_LIST" style:name="a734a81">
      <style:paragraph-properties/>
    </style:style>
    <style:style style:family="paragraph" style:list-style-name="ListStyle-ImageLabel" style:name="a720c89" style:parent-style-name="Standard">
      <style:paragraph-properties/>
    </style:style>
    <style:style style:family="text" style:name="a4d86fc">
      <style:text-properties fo:color="#3deb3d" fo:font-weight="bold" style:font-weight-asian="bold" style:font-weight-complex="bold"/>
    </style:style>
    <style:style style:family="paragraph" style:list-style-name="ListStyle-LetterLowerCaseLabel" style:name="a880f19" style:parent-style-name="Standard">
      <style:paragraph-properties/>
      <style:text-properties/>
    </style:style>
    <style:style style:family="text" style:name="ab2b032">
      <style:text-properties fo:color="#3deb3d" fo:font-weight="bold" style:font-weight-asian="bold" style:font-weight-complex="bold"/>
    </style:style>
    <style:style style:family="paragraph" style:list-style-name="ListStyle-RomanLowerCaseLabel" style:name="a7a3df8" style:parent-style-name="Standard">
      <style:paragraph-properties/>
      <style:text-properties/>
    </style:style>
    <style:style style:family="text" style:name="adc39e8">
      <style:text-properties fo:color="#3deb3d" fo:font-weight="bold" style:font-weight-asian="bold" style:font-weight-complex="bold"/>
    </style:style>
    <style:style style:family="text" style:name="acd28c4">
      <style:text-properties fo:color="#3deb3d" fo:font-weight="bold" style:font-weight-asian="bold" style:font-weight-complex="bold"/>
    </style:style>
    <style:style style:family="paragraph" style:list-style-name="ListStyle-LetterLowerCaseLabel" style:name="a05d15f" style:parent-style-name="Standard">
      <style:paragraph-properties/>
      <style:text-properties/>
    </style:style>
    <style:style style:family="text" style:name="a5541b6">
      <style:text-properties fo:color="#3deb3d" fo:font-weight="bold" style:font-weight-asian="bold" style:font-weight-complex="bold"/>
    </style:style>
    <style:style style:family="paragraph" style:list-style-name="ListStyle-LetterUpperCaseLabel" style:name="a02fe02" style:parent-style-name="Standard">
      <style:paragraph-properties/>
      <style:text-properties/>
    </style:style>
    <style:style style:family="text" style:name="a837762">
      <style:text-properties fo:color="#3deb3d" fo:font-weight="bold" style:font-weight-asian="bold" style:font-weight-complex="bold"/>
    </style:style>
    <style:style style:family="text" style:name="a9b4c11">
      <style:text-properties fo:color="#3deb3d" fo:font-weight="bold" style:font-weight-asian="bold" style:font-weight-complex="bold"/>
    </style:style>
    <style:style style:family="paragraph" style:list-style-name="ListStyle-LetterLowerCaseLabel" style:name="a1994cd" style:parent-style-name="Standard">
      <style:paragraph-properties/>
      <style:text-properties/>
    </style:style>
    <style:style style:family="text" style:name="ae34413">
      <style:text-properties fo:color="#3deb3d" fo:font-weight="bold" style:font-weight-asian="bold" style:font-weight-complex="bold"/>
    </style:style>
    <style:style style:family="text" style:name="a348290">
      <style:text-properties fo:color="#3deb3d" fo:font-weight="bold" style:font-weight-asian="bold" style:font-weight-complex="bold"/>
    </style:style>
    <style:style style:family="paragraph" style:list-style-name="ListStyle-RomanLowerCaseLabel" style:name="a531d14" style:parent-style-name="Standard">
      <style:paragraph-properties/>
      <style:text-properties/>
    </style:style>
    <style:style style:family="text" style:name="a65ed56">
      <style:text-properties fo:color="#3deb3d" fo:font-weight="bold" style:font-weight-asian="bold" style:font-weight-complex="bold"/>
    </style:style>
    <style:style style:family="text" style:name="a7e8f0a">
      <style:text-properties fo:color="#3deb3d" fo:font-weight="bold" style:font-weight-asian="bold" style:font-weight-complex="bold"/>
    </style:style>
    <style:style style:family="text" style:name="a8a2b1e">
      <style:text-properties fo:color="#3deb3d" fo:font-weight="bold" style:font-weight-asian="bold" style:font-weight-complex="bold"/>
    </style:style>
    <style:style style:family="paragraph" style:list-style-name="ListStyle-LetterLowerCaseLabel" style:name="a66ade7" style:parent-style-name="Standard">
      <style:paragraph-properties/>
      <style:text-properties/>
    </style:style>
    <style:style style:family="text" style:name="abbb9d6">
      <style:text-properties fo:color="#3deb3d" fo:font-weight="bold" style:font-weight-asian="bold" style:font-weight-complex="bold"/>
    </style:style>
    <style:style style:family="paragraph" style:list-style-name="ListStyle-RomanUpperCaseLabel" style:name="a8e8519" style:parent-style-name="Standard">
      <style:paragraph-properties/>
      <style:text-properties/>
    </style:style>
    <style:style style:family="text" style:name="ac09f5a">
      <style:text-properties fo:color="#3deb3d" fo:font-weight="bold" style:font-weight-asian="bold" style:font-weight-complex="bold"/>
    </style:style>
    <style:style style:family="text" style:name="a788695">
      <style:text-properties fo:color="#3deb3d" fo:font-weight="bold" style:font-weight-asian="bold" style:font-weight-complex="bold"/>
    </style:style>
    <style:style style:family="paragraph" style:list-style-name="ListStyle-LetterLowerCaseLabel" style:name="a408bf0" style:parent-style-name="Standard">
      <style:paragraph-properties/>
      <style:text-properties/>
    </style:style>
    <style:style style:family="text" style:name="a7d07af">
      <style:text-properties fo:color="#3deb3d" fo:font-weight="bold" style:font-weight-asian="bold" style:font-weight-complex="bold"/>
    </style:style>
    <style:style style:family="text" style:name="a1a25a9">
      <style:text-properties fo:color="#3deb3d" fo:font-weight="bold" style:font-weight-asian="bold" style:font-weight-complex="bold"/>
    </style:style>
    <style:style style:family="paragraph" style:list-style-name="ListStyle-RomanLowerCaseLabel" style:name="a0c394d" style:parent-style-name="Standard">
      <style:paragraph-properties/>
      <style:text-properties/>
    </style:style>
    <style:style style:family="text" style:name="a139469">
      <style:text-properties fo:color="#3deb3d" fo:font-weight="bold" style:font-weight-asian="bold" style:font-weight-complex="bold"/>
    </style:style>
    <style:style style:family="text" style:name="a3f883e">
      <style:text-properties fo:color="#3deb3d" fo:font-weight="bold" style:font-weight-asian="bold" style:font-weight-complex="bold"/>
    </style:style>
    <style:style style:family="text" style:name="a9b836a">
      <style:text-properties fo:color="#3deb3d" fo:font-weight="bold" style:font-weight-asian="bold" style:font-weight-complex="bold"/>
    </style:style>
    <style:style style:family="paragraph" style:list-style-name="ListStyle-LetterLowerCaseLabel" style:name="a025dcd" style:parent-style-name="Standard">
      <style:paragraph-properties/>
      <style:text-properties/>
    </style:style>
    <style:style style:family="text" style:name="a3d9677">
      <style:text-properties fo:color="#3deb3d" fo:font-weight="bold" style:font-weight-asian="bold" style:font-weight-complex="bold"/>
    </style:style>
    <style:style style:family="text" style:name="a400fcb">
      <style:text-properties fo:color="#3deb3d" fo:font-weight="bold" style:font-weight-asian="bold" style:font-weight-complex="bold"/>
    </style:style>
    <style:style style:family="paragraph" style:list-style-name="ListStyle-LetterUpperCaseLabel" style:name="a1d063b" style:parent-style-name="Standard">
      <style:paragraph-properties/>
      <style:text-properties/>
    </style:style>
    <style:style style:family="text" style:name="a27b2a7">
      <style:text-properties fo:color="#3deb3d" fo:font-weight="bold" style:font-weight-asian="bold" style:font-weight-complex="bold"/>
    </style:style>
    <style:style style:family="text" style:name="a32f865">
      <style:text-properties fo:color="#3deb3d" fo:font-weight="bold" style:font-weight-asian="bold" style:font-weight-complex="bold"/>
    </style:style>
    <style:style style:family="text" style:name="a3daf5c">
      <style:text-properties fo:color="#3deb3d" fo:font-weight="bold" style:font-weight-asian="bold" style:font-weight-complex="bold"/>
    </style:style>
    <style:style style:family="paragraph" style:list-style-name="ListStyle-LetterLowerCaseLabel" style:name="a197579" style:parent-style-name="Standard">
      <style:paragraph-properties/>
      <style:text-properties/>
    </style:style>
    <style:style style:family="text" style:name="a31ba47">
      <style:text-properties fo:color="#3deb3d" fo:font-weight="bold" style:font-weight-asian="bold" style:font-weight-complex="bold"/>
    </style:style>
    <style:style style:family="text" style:name="ae8d782">
      <style:text-properties fo:color="#3deb3d" fo:font-weight="bold" style:font-weight-asian="bold" style:font-weight-complex="bold"/>
    </style:style>
    <style:style style:family="text" style:name="a254f26">
      <style:text-properties fo:color="#3deb3d" fo:font-weight="bold" style:font-weight-asian="bold" style:font-weight-complex="bold"/>
    </style:style>
    <style:style style:family="paragraph" style:list-style-name="ListStyle-RomanLowerCaseLabel" style:name="a99721c" style:parent-style-name="Standard">
      <style:paragraph-properties/>
      <style:text-properties/>
    </style:style>
    <style:style style:family="text" style:name="aa669d6">
      <style:text-properties fo:color="#3deb3d" fo:font-weight="bold" style:font-weight-asian="bold" style:font-weight-complex="bold"/>
    </style:style>
    <style:style style:family="text" style:name="a9f4564">
      <style:text-properties fo:color="#3deb3d" fo:font-weight="bold" style:font-weight-asian="bold" style:font-weight-complex="bold"/>
    </style:style>
    <style:style style:family="text" style:name="a531297">
      <style:text-properties fo:color="#3deb3d" fo:font-weight="bold" style:font-weight-asian="bold" style:font-weight-complex="bold"/>
    </style:style>
    <style:style style:family="text" style:name="a270ae4">
      <style:text-properties fo:color="#3deb3d" fo:font-weight="bold" style:font-weight-asian="bold" style:font-weight-complex="bold"/>
    </style:style>
    <style:style style:family="paragraph" style:list-style-name="ListStyle-LetterLowerCaseLabel" style:name="a27bfe4" style:parent-style-name="Standard">
      <style:paragraph-properties/>
      <style:text-properties/>
    </style:style>
    <style:style style:family="paragraph" style:list-style-name="OTK_DEFAULT_LIST" style:name="abc1479">
      <style:paragraph-properties/>
    </style:style>
    <style:style style:family="paragraph" style:list-style-name="ListStyle-ImageLabel" style:name="a73c729" style:parent-style-name="Standard">
      <style:paragraph-properties/>
    </style:style>
    <style:style style:family="text" style:name="ada8ace">
      <style:text-properties fo:color="#3deb3d" fo:font-weight="bold" style:font-weight-asian="bold" style:font-weight-complex="bold"/>
    </style:style>
    <style:style style:family="paragraph" style:list-style-name="ListStyle-LetterUpperCaseLabel" style:name="a6f58e6" style:parent-style-name="Standard">
      <style:paragraph-properties/>
      <style:text-properties/>
    </style:style>
    <style:style style:family="text" style:name="a62d9e9">
      <style:text-properties fo:color="#3deb3d" fo:font-weight="bold" style:font-weight-asian="bold" style:font-weight-complex="bold"/>
    </style:style>
    <style:style style:family="paragraph" style:list-style-name="ListStyle-RomanUpperCaseLabel" style:name="a5d1408" style:parent-style-name="Standard">
      <style:paragraph-properties/>
      <style:text-properties/>
    </style:style>
    <style:style style:family="text" style:name="a4ec7e0">
      <style:text-properties fo:color="#3deb3d" fo:font-weight="bold" style:font-weight-asian="bold" style:font-weight-complex="bold"/>
    </style:style>
    <style:style style:family="text" style:name="af15785">
      <style:text-properties fo:color="#3deb3d" fo:font-weight="bold" style:font-weight-asian="bold" style:font-weight-complex="bold"/>
    </style:style>
    <style:style style:family="paragraph" style:list-style-name="ListStyle-LetterUpperCaseLabel" style:name="ae00ac5" style:parent-style-name="Standard">
      <style:paragraph-properties/>
      <style:text-properties/>
    </style:style>
    <style:style style:family="paragraph" style:list-style-name="ListStyle-ImageLabel" style:name="aaa608a">
      <style:paragraph-properties/>
    </style:style>
    <style:style style:family="paragraph" style:list-style-name="ListStyle-ImageLabel" style:name="aa07842">
      <style:paragraph-properties/>
    </style:style>
    <style:style style:family="paragraph" style:list-style-name="ListStyle-ImageLabel" style:name="aa136bd">
      <style:paragraph-properties/>
    </style:style>
    <style:style style:family="paragraph" style:list-style-name="ListStyle-ImageLabel" style:name="a7e5a8e">
      <style:paragraph-properties/>
    </style:style>
    <style:style style:family="paragraph" style:list-style-name="ListStyle-ImageLabel" style:name="abba770">
      <style:paragraph-properties/>
    </style:style>
    <text:list-style style:name="ListStyle-RomanLowerCaseLabel">
      <text:list-level-style-number style:num-format="i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i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LetterLowerCaseLabel">
      <text:list-level-style-number style:num-format="a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RomanUpperCaseLabel">
      <text:list-level-style-number style:num-format="I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I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LetterUpperCaseLabel">
      <text:list-level-style-number style:num-format="A" style:num-suffix="." text:display-levels="1" text:level="1">
        <style:list-level-properties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number>
      <text:list-level-style-number style:num-format="A" style:num-suffix="." text:display-levels="1" text:level="2">
        <style:list-level-properties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number>
    </text:list-style>
    <text:list-style style:name="ListStyle-ImageLabel">
      <text:list-level-style-image text:level="1" xlink:actuate="onLoad" xlink:href="Pictures/100002000000000A0000000A1F4FBE6C.gif" xlink:show="embed" xlink:type="simple">
        <style:list-level-properties fo:height="2mm" fo:width="2mm" text:list-level-position-and-space-mode="label-alignment">
          <style:list-level-label-alignment fo:margin-left="12.7mm" fo:text-indent="-6.35mm" text:label-followed-by="listtab" text:list-tab-stop-position="12.7mm"/>
        </style:list-level-properties>
      </text:list-level-style-image>
      <text:list-level-style-image text:level="2" xlink:actuate="onLoad" xlink:href="Pictures/100002000000000A0000000A1F4FBE6C.gif" xlink:show="embed" xlink:type="simple">
        <style:list-level-properties fo:height="2mm" fo:width="2mm" text:list-level-position-and-space-mode="label-alignment">
          <style:list-level-label-alignment fo:margin-left="19.05mm" fo:text-indent="-6.35mm" text:label-followed-by="listtab" text:list-tab-stop-position="19.05mm"/>
        </style:list-level-properties>
      </text:list-level-style-image>
      <text:list-level-style-number style:num-format="1" style:num-suffix="." text:display-levels="1" text:level="3">
        <style:list-level-properties text:list-level-position-and-space-mode="label-alignment">
          <style:list-level-label-alignment fo:margin-left="25.4mm" fo:text-indent="-6.35mm" text:label-followed-by="listtab" text:list-tab-stop-position="25.4mm"/>
        </style:list-level-properties>
      </text:list-level-style-number>
      <text:list-level-style-number style:num-format="1" style:num-suffix="." text:display-levels="1" text:level="4">
        <style:list-level-properties text:list-level-position-and-space-mode="label-alignment">
          <style:list-level-label-alignment fo:margin-left="31.75mm" fo:text-indent="-6.35mm" text:label-followed-by="listtab" text:list-tab-stop-position="31.75mm"/>
        </style:list-level-properties>
      </text:list-level-style-number>
      <text:list-level-style-number style:num-format="1" style:num-suffix="." text:display-levels="1" text:level="5">
        <style:list-level-properties text:list-level-position-and-space-mode="label-alignment">
          <style:list-level-label-alignment fo:margin-left="38.1mm" fo:text-indent="-6.35mm" text:label-followed-by="listtab" text:list-tab-stop-position="38.1mm"/>
        </style:list-level-properties>
      </text:list-level-style-number>
      <text:list-level-style-number style:num-format="1" style:num-suffix="." text:display-levels="1" text:level="6">
        <style:list-level-properties text:list-level-position-and-space-mode="label-alignment">
          <style:list-level-label-alignment fo:margin-left="44.45mm" fo:text-indent="-6.35mm" text:label-followed-by="listtab" text:list-tab-stop-position="44.45mm"/>
        </style:list-level-properties>
      </text:list-level-style-number>
      <text:list-level-style-number style:num-format="1" style:num-suffix="." text:display-levels="1" text:level="7">
        <style:list-level-properties text:list-level-position-and-space-mode="label-alignment">
          <style:list-level-label-alignment fo:margin-left="50.8mm" fo:text-indent="-6.35mm" text:label-followed-by="listtab" text:list-tab-stop-position="50.8mm"/>
        </style:list-level-properties>
      </text:list-level-style-number>
      <text:list-level-style-number style:num-format="1" style:num-suffix="." text:display-levels="1" text:level="8">
        <style:list-level-properties text:list-level-position-and-space-mode="label-alignment">
          <style:list-level-label-alignment fo:margin-left="57.15mm" fo:text-indent="-6.35mm" text:label-followed-by="listtab" text:list-tab-stop-position="57.15mm"/>
        </style:list-level-properties>
      </text:list-level-style-number>
      <text:list-level-style-number style:num-format="1" style:num-suffix="." text:display-levels="1" text:level="9">
        <style:list-level-properties text:list-level-position-and-space-mode="label-alignment">
          <style:list-level-label-alignment fo:margin-left="63.5mm" fo:text-indent="-6.35mm" text:label-followed-by="listtab" text:list-tab-stop-position="63.5mm"/>
        </style:list-level-properties>
      </text:list-level-style-number>
    </text:list-style>
  </office:automatic-styles>
  <office:body>
    <office:text>
      <text:p text:style-name="Standard">This is a test for resolving the list style being used for a list label.<text:s/></text:p>
      <text:list text:continue-numbering="true" text:style-name="ListStyle-ImageLabel" xml:id="list6357203421921001764">
        <text:list-item>
          <text:p text:style-name="abba770">The first level list uses a upper case roman numbering.</text:p>
        </text:list-item>
      </text:list>
      <text:list text:continue-numbering="true" text:style-name="ListStyle-ImageLabel" xml:id="list6357203421921001764">
        <text:list-item>
          <text:p text:style-name="a7e5a8e">The first level list-item overrides with a upper case alphabetic numbering</text:p>
        </text:list-item>
      </text:list>
      <text:list text:continue-numbering="true" text:style-name="ListStyle-ImageLabel" xml:id="list6357203421921001764">
        <text:list-item>
          <text:p text:style-name="aa136bd">The second level list has a lower case roman numbering</text:p>
        </text:list-item>
      </text:list>
      <text:list text:continue-numbering="true" text:style-name="ListStyle-ImageLabel" xml:id="list6357203421921001764">
        <text:list-item>
          <text:p text:style-name="aa07842">The second level list-item overrides with a lower-case alphabetic numbering</text:p>
        </text:list-item>
      </text:list>
      <text:list text:continue-numbering="true" text:style-name="ListStyle-ImageLabel" xml:id="list6357203421921001764">
        <text:list-item>
          <text:p text:style-name="aaa608a">Finally the paragraph within the list item is referencing to a list label using an image</text:p>
        </text:list-item>
      </text:list>
      <text:list text:continue-numbering="true" text:style-name="ListStyle-LetterUpperCaseLabel">
        <text:list-item>
          <text:p text:style-name="ae00ac5">binary:3<text:s/><text:span text:style-name="af15785">Roman</text:span>,<text:s/><text:span text:style-name="a4ec7e0">Alpha</text:span><text:line-break/>Expected: A.</text:p>
        </text:list-item>
      </text:list>
      <text:list text:continue-numbering="true" text:style-name="ListStyle-RomanUpperCaseLabel">
        <text:list-item>
          <text:p text:style-name="a5d1408">binary:2<text:s/><text:span text:style-name="a62d9e9">Roman</text:span>, Alpha<text:line-break/>Expected: I.</text:p>
        </text:list-item>
      </text:list>
      <text:list text:continue-numbering="true" text:style-name="ListStyle-LetterUpperCaseLabel">
        <text:list-item>
          <text:p text:style-name="a6f58e6">binary:1 Roman,<text:s/><text:span text:style-name="ada8ace">Alpha</text:span><text:line-break/>Expected: A.</text:p>
        </text:list-item>
      </text:list>
      <text:list text:continue-numbering="true" text:style-name="ListStyle-ImageLabel">
        <text:list-item>
          <text:p text:style-name="a73c729">binary:0 Roman, Alpha, but list style referenced by paragraph style<text:line-break/>Expected: image label with red bullet</text:p>
        </text:list-item>
      </text:list>
      <text:list text:continue-numbering="true" text:style-name="OTK_DEFAULT_LIST">
        <text:list-item>
          <text:p text:style-name="abc1479">binary:0 Roman, Alpha no paragraph style<text:line-break/>Expected: Implementation defined - AO/LO: bullet, MSO: no list, Calligra: number</text:p>
        </text:list-item>
      </text:list>
      <text:list text:continue-numbering="true" text:style-name="ListStyle-LetterLowerCaseLabel">
        <text:list-item>
          <text:list>
            <text:list-item>
              <text:p text:style-name="a27bfe4">binary:15<text:s/><text:span text:style-name="a270ae4">Roman</text:span>,<text:s/><text:span text:style-name="a531297">Alpha</text:span>,<text:s/><text:span text:style-name="a9f4564">roman</text:span>,<text:s/><text:span text:style-name="aa669d6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99721c">binary:14<text:s/><text:span text:style-name="a254f26">Roman</text:span>,<text:s/><text:span text:style-name="ae8d782">Alpha</text:span>,<text:s/><text:span text:style-name="a31ba47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197579">binary:13<text:s/><text:span text:style-name="a3daf5c">Roman</text:span>,<text:s/><text:span text:style-name="a32f865">Alpha</text:span>, roman,<text:s/><text:span text:style-name="a27b2a7">alpha</text:span><text:line-break/>Expected: a.</text:p>
            </text:list-item>
          </text:list>
        </text:list-item>
      </text:list>
      <text:list text:continue-numbering="true" text:style-name="ListStyle-LetterUpperCaseLabel">
        <text:list-item>
          <text:list>
            <text:list-item>
              <text:p text:style-name="a1d063b">binary:12<text:s/><text:span text:style-name="a400fcb">Roman</text:span>,<text:s/><text:span text:style-name="a3d9677">Alpha</text:span>, roman, alpha<text:line-break/>Expected: A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025dcd">binary:11<text:s/><text:span text:style-name="a9b836a">Roman</text:span>, Alpha,<text:s/><text:span text:style-name="a3f883e">roman</text:span>,<text:s/><text:span text:style-name="a139469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0c394d">binary:10<text:s/><text:span text:style-name="a1a25a9">Roman</text:span>, Alpha,<text:s/><text:span text:style-name="a7d07af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408bf0">binary:09<text:s/><text:span text:style-name="a788695">Roman</text:span>, Alpha, roman,<text:s/><text:span text:style-name="ac09f5a">alpha</text:span><text:line-break/>Expected: a.</text:p>
            </text:list-item>
          </text:list>
        </text:list-item>
      </text:list>
      <text:list text:continue-numbering="true" text:style-name="ListStyle-RomanUpperCaseLabel">
        <text:list-item>
          <text:list>
            <text:list-item>
              <text:p text:style-name="a8e8519">binary:08<text:s/><text:span text:style-name="abbb9d6">Roman</text:span>, Alpha, roman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66ade7">binary:07 Roman,<text:s/><text:span text:style-name="a8a2b1e">Alpha</text:span>,<text:s/><text:span text:style-name="a7e8f0a">roman</text:span>,<text:s/><text:span text:style-name="a65ed56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531d14">binary:06 Roman,<text:s/><text:span text:style-name="a348290">Alpha</text:span>,<text:s/><text:span text:style-name="ae34413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1994cd">binary:05 Roman,<text:s/><text:span text:style-name="a9b4c11">Alpha</text:span>, roman,<text:s/><text:span text:style-name="a837762">alpha</text:span><text:line-break/>Expected: a.</text:p>
            </text:list-item>
          </text:list>
        </text:list-item>
      </text:list>
      <text:list text:continue-numbering="true" text:style-name="ListStyle-LetterUpperCaseLabel">
        <text:list-item>
          <text:list>
            <text:list-item>
              <text:p text:style-name="a02fe02">binary:04 Roman,<text:s/><text:span text:style-name="a5541b6">Alpha</text:span>, roman, alpha<text:line-break/>Expected: A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05d15f">binary:03 Roman, Alpha,<text:s/><text:span text:style-name="acd28c4">roman</text:span>,<text:s/><text:span text:style-name="adc39e8">alpha</text:span><text:line-break/>Expected: a.</text:p>
            </text:list-item>
          </text:list>
        </text:list-item>
      </text:list>
      <text:list text:continue-numbering="true" text:style-name="ListStyle-RomanLowerCaseLabel">
        <text:list-item>
          <text:list>
            <text:list-item>
              <text:p text:style-name="a7a3df8">binary:02 Roman, Alpha,<text:s/><text:span text:style-name="ab2b032">roman</text:span>, alpha<text:line-break/>Expected: i.</text:p>
            </text:list-item>
          </text:list>
        </text:list-item>
      </text:list>
      <text:list text:continue-numbering="true" text:style-name="ListStyle-LetterLowerCaseLabel">
        <text:list-item>
          <text:list>
            <text:list-item>
              <text:p text:style-name="a880f19">binary:01 Roman, Alpha, roman,<text:s/><text:span text:style-name="a4d86fc">alpha</text:span><text:line-break/>Expected: a.</text:p>
            </text:list-item>
          </text:list>
        </text:list-item>
      </text:list>
      <text:list text:continue-numbering="true" text:style-name="ListStyle-ImageLabel">
        <text:list-item>
          <text:list>
            <text:list-item>
              <text:p text:style-name="a720c89">binary:00 Roman, Alpha, roman, alpha, but image list style referenced by paragraph style<text:line-break/>Expected: image label with red bullet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name="OpenSymbol" svg:font-family="OpenSymbo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0.5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efault-outline-level="2" style:display-name="Heading 2" style:family="paragraph" style:name="Heading_20_2" style:next-style-name="Text_20_body" style:parent-style-name="Heading">
      <style:paragraph-properties/>
      <style:text-properties fo:font-size="14.0pt" fo:font-style="italic" fo:font-weight="bold" style:font-size-asian="14.0pt" style:font-style-asian="italic" style:font-style-complex="italic" style:font-weight-asian="bold" style:font-weight-complex="bold"/>
    </style:style>
    <style:style style:default-outline-level="1" style:display-name="Heading 1" style:family="paragraph" style:name="Heading_20_1" style:next-style-name="Text_20_body" style:parent-style-name="Heading">
      <style:paragraph-properties fo:background-color="#ffff00"/>
      <style:text-properties fo:font-weight="bold" style:font-weight-asian="bold" style:font-weight-complex="bold"/>
    </style:style>
    <style:style style:family="paragraph" style:name="Signature" style:parent-style-name="Standard">
      <style:paragraph-properties fo:background-color="#3deb3d"/>
    </style:style>
    <style:style style:display-name="Text body" style:family="paragraph" style:name="Text_20_body" style:parent-style-name="Standard">
      <style:paragraph-properties fo:background-color="#ff0000" fo:margin-bottom="2.12mm" fo:margin-top="0.0mm"/>
    </style:style>
    <style:style style:family="paragraph" style:name="List" style:parent-style-name="Text_20_body">
      <style:text-properties style:font-name-complex="Mangal1" style:font-size-asian="12.0pt"/>
    </style:style>
    <style:style style:family="paragraph" style:name="Index" style:parent-style-name="Standard">
      <style:text-properties style:font-name-complex="Mangal1" style:font-size-asian="12.0pt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style style:display-name="Bullet Symbols" style:family="text" style:name="Bullet_20_Symbols" style:parent-style-name="default_character_style">
      <style:text-properties style:font-name="OpenSymbol" style:font-name-asian="OpenSymbol" style:font-name-complex="OpenSymbol"/>
    </style:style>
    <style:style style:display-name="Numbering Symbols" style:family="text" style:name="Numbering_20_Symbols" style:parent-style-name="default_character_style"/>
    <style:default-style style:family="graphic">
      <style:graphic-properties draw:fill="solid" draw:fill-color="#cfe7f5"/>
      <style:text-properties fo:country="DE" fo:font-size="12.0pt" fo:language="de" style:font-size-asian="10.5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56</dc:date>
    <meta:editing-cycles>2</meta:editing-cycles>
    <meta:editing-duration>PT0.070S</meta:editing-duration>
  </office:meta>
</office:document-meta>
</file>